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E0000001AA3823193.png" manifest:media-type=""/>
  <manifest:file-entry manifest:full-path="Pictures/1000416600009698000054AB8884E136.svg" manifest:media-type=""/>
  <manifest:file-entry manifest:full-path="Pictures/10000201000003AF0000021268F4F1D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2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808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style:font-name="Nimbus Mono L2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style:font-size-asian="24pt" style:font-size-complex="24pt"/>
    </style:style>
    <style:style style:name="P4" style:family="paragraph">
      <style:paragraph-properties fo:text-align="center"/>
      <style:text-properties fo:font-size="36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style:font-name="Nimbus Mono L2" fo:font-weight="normal" style:font-weight-asian="normal" style:font-weight-complex="normal"/>
    </style:style>
    <style:style style:name="T2" style:family="text">
      <style:text-properties style:font-name="Nimbus Mono L2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Nimbus Mono L2"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usic Videos and</text:span></text:p>
            <text:p><text:span text:style-name="T1">Gastronomification for</text:span></text:p>
            <text:p><text:span text:style-name="T1">Big Data Analysis</text:span></text:p>
            <text:p><text:span text:style-name="T2">Thomas Levine</text:span></text:p>
            <text:p><text:span text:style-name="T3">csv soundsytem</text:span></text:p>
            <text:p><text:span text:style-name="T3"/></text:p>
            <text:p><text:span text:style-name="T3"/></text:p>
            <text:p><text:span text:style-name="T3"><text:a xlink:href="http://strataconf.com/strata2014/public/schedule/detail/31767" xlink:type="simple">http://strataconf.com/strata2014/public/schedule/detail/31767</text:a></text:span></text:p>
            <text:p><text:span text:style-name="T3"><text:a xlink:href="https://github.com/tlevine/gastronomification-big-data-talk" xlink:type="simple">https://github.com/tlevine/gastronomification-big-data-tal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2" draw:text-style-name="P2" draw:layer="layout" svg:width="14.039cm" svg:height="14.039cm" svg:x="2.94cm" svg:y="2.664cm">
          <text:p text:style-name="P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4.039cm" svg:height="14.039cm" svg:x="11.271cm" svg:y="2.6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4" draw:layer="layout" svg:width="7.665cm" svg:height="3.095cm" svg:x="3.003cm" svg:y="8.589cm">
          <draw:text-box>
            <text:p text:style-name="P3"><text:span text:style-name="T4">Voluminous</text:span></text:p>
            <text:p text:style-name="P3"><text:span text:style-name="T4">data</text:span></text:p>
          </draw:text-box>
        </draw:frame>
        <draw:frame draw:style-name="gr4" draw:text-style-name="P4" draw:layer="layout" svg:width="5.866cm" svg:height="3.095cm" svg:x="18.264cm" svg:y="8.89cm">
          <draw:text-box>
            <text:p text:style-name="P3"><text:span text:style-name="T4">Complex</text:span></text:p>
            <text:p text:style-name="P3"><text:span text:style-name="T4">data</text:span></text:p>
          </draw:text-box>
        </draw:frame>
        <draw:frame draw:style-name="gr4" draw:text-style-name="P6" draw:layer="layout" svg:width="3.978cm" svg:height="4.035cm" svg:x="12.06cm" svg:y="7.546cm">
          <draw:text-box>
            <text:p text:style-name="P5"><text:span text:style-name="T5">Big</text:span></text:p>
            <text:p text:style-name="P5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Tradeoffs:<text:line-break/>Scales of measurement</text:p>
          </draw:text-box>
        </draw:frame>
        <draw:frame presentation:style-name="pr5" draw:layer="layout" svg:width="12.296cm" svg:height="12.179cm" svg:x="1.4cm" svg:y="4.914cm" presentation:class="outline" presentation:placeholder="true">
          <draw:text-box/>
        </draw:frame>
        <draw:frame presentation:style-name="pr5" draw:layer="layout" svg:width="12.296cm" svg:height="12.179cm" svg:x="14.311cm" svg:y="4.914cm" presentation:class="outline">
          <draw:text-box>
            <text:list text:style-name="L2">
              <text:list-item>
                <text:p>Visuals, music, and food can all do each level</text:p>
              </text:list-item>
              <text:list-item>
                <text:p>Interval is more difficult with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http://en.wikipedia.org/wiki/Level_of_measurement</text:p>
            </draw:text-box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Application: Complex data for non-technical audi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tuation:</text:p>
                <text:list>
                  <text:list-item>
                    <text:p>People understand bar graphs, but they are univariate.</text:p>
                  </text:list-item>
                  <text:list-item>
                    <text:p>Graphs can easily represent six variables, but people don't always understand.</text:p>
                  </text:list-item>
                </text:list>
              </text:list-item>
              <text:list-item>
                <text:p>Problem: Graphs are too abstract</text:p>
              </text:list-item>
              <text:list-item>
                <text:p>Solution: Music and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Application: Complex data for non-technical audi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acos (geom_taco) for the fiscal policy thing</text:p>
              </text:list-item>
              <text:list-item>
                <text:p>Web analytics bagels</text:p>
              </text:list-item>
              <text:list-item>
                <text:p>Pictures</text:p>
              </text:list-item>
              <text:list-item>
                <text:p>Data-driven cul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Application: Classifying healthcare eligibil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oz Allen Hamilton</text:p>
              </text:list-item>
              <text:list-item>
                <text:p>System to determine healthcare eligibility of people</text:p>
              </text:list-item>
              <text:list-item>
                <text:p>Dataset:</text:p>
                <text:list>
                  <text:list-item>
                    <text:p>Each record is a person.</text:p>
                  </text:list-item>
                  <text:list-item>
                    <text:p>Most features are dates.</text:p>
                  </text:list-item>
                </text:list>
              </text:list-item>
              <text:list-item>
                <text:p>Using sheetmusic to detect incorrect classif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6" draw:layer="layout" svg:width="25.199cm" svg:height="3.506cm" svg:x="1.4cm" svg:y="0.837cm" presentation:class="title">
          <draw:text-box>
            <text:p>Application: Tuning infrastructure for ad tec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[Explain what Decisive does]</text:p>
              </text:list-item>
              <text:list-item>
                <text:p>[Explain how much stuff is flowing through the system]</text:p>
              </text:list-item>
              <text:list-item>
                <text:p>Using geom_pizza to investigate edge cases in infra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2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Mono L2" fo:font-family="'Nimbus Mono L'" style:font-family-generic="modern" style:font-pitch="fixed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Mono L2" fo:font-family="'Nimbus Mono L'" style:font-family-generic="modern" style:font-pitch="fixed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unset-title">
      <style:graphic-properties draw:auto-grow-height="false" fo:min-height="3.507cm"/>
    </style:style>
    <style:style style:name="Mpr6" style:family="presentation" style:parent-style-name="Sunset-outline1" style:list-style-name="ML5">
      <style:graphic-properties fo:min-height="12.18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109cm" svg:height="2.032cm" svg:x="15.815cm" svg:y="18.034cm">
        <draw:image xlink:href="Pictures/100002010000008E0000001AA382319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4" draw:text-style-name="MP4" draw:layer="backgroundobjects" svg:width="27.999cm" svg:height="20.988cm" svg:x="0cm" svg:y="0.012cm">
        <draw:image xlink:href="Pictures/10000201000003AF0000021268F4F1D8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5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6" draw:layer="backgroundobjects" svg:width="22.5cm" svg:height="16.24cm" svg:x="2.75cm" svg:y="5.06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0T15:50:21.313801508</meta:creation-date>
    <meta:generator>LibreOffice/4.1.4.2$Linux_X86_64 LibreOffice_project/410m0$Build-2</meta:generator>
    <dc:date>2014-02-04T20:23:44.689049093</dc:date>
    <meta:editing-duration>PT33M40S</meta:editing-duration>
    <meta:editing-cycles>12</meta:editing-cycles>
    <meta:document-statistic meta:object-count="67"/>
  </office:meta>
</office:document-meta>
</file>